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107f9" officeooo:paragraph-rsid="000107f9"/>
    </style:style>
    <style:style style:name="P2" style:family="paragraph" style:parent-style-name="Standard">
      <style:text-properties officeooo:rsid="000107f9" officeooo:paragraph-rsid="0002f96a"/>
    </style:style>
    <style:style style:name="P3" style:family="paragraph" style:parent-style-name="Standard">
      <style:text-properties officeooo:rsid="000107f9" officeooo:paragraph-rsid="0006538e"/>
    </style:style>
    <style:style style:name="P4" style:family="paragraph" style:parent-style-name="Standard">
      <style:text-properties officeooo:rsid="000484d8" officeooo:paragraph-rsid="000484d8"/>
    </style:style>
    <style:style style:name="P5" style:family="paragraph" style:parent-style-name="Standard">
      <style:text-properties officeooo:rsid="000644ec" officeooo:paragraph-rsid="000644ec"/>
    </style:style>
    <style:style style:name="P6" style:family="paragraph" style:parent-style-name="Standard">
      <style:text-properties officeooo:rsid="000644ec" officeooo:paragraph-rsid="0006538e"/>
    </style:style>
    <style:style style:name="P7" style:family="paragraph" style:parent-style-name="Standard">
      <style:text-properties officeooo:rsid="000713df" officeooo:paragraph-rsid="000713df"/>
    </style:style>
    <style:style style:name="P8" style:family="paragraph" style:parent-style-name="Standard">
      <style:text-properties officeooo:rsid="000713df" officeooo:paragraph-rsid="0008fad7"/>
    </style:style>
    <style:style style:name="P9" style:family="paragraph" style:parent-style-name="Standard">
      <style:text-properties officeooo:rsid="000a4dd8" officeooo:paragraph-rsid="000a4dd8"/>
    </style:style>
    <style:style style:name="P10" style:family="paragraph" style:parent-style-name="Standard">
      <style:text-properties officeooo:rsid="000bf72d" officeooo:paragraph-rsid="000bf72d"/>
    </style:style>
    <style:style style:name="P11" style:family="paragraph" style:parent-style-name="Standard">
      <style:text-properties officeooo:rsid="000d76f3" officeooo:paragraph-rsid="000d76f3"/>
    </style:style>
    <style:style style:name="P12" style:family="paragraph" style:parent-style-name="Standard">
      <style:text-properties officeooo:rsid="000dfcc7" officeooo:paragraph-rsid="000dfcc7"/>
    </style:style>
    <style:style style:name="P13" style:family="paragraph" style:parent-style-name="Standard">
      <style:text-properties officeooo:rsid="000e33ba" officeooo:paragraph-rsid="000e33ba"/>
    </style:style>
    <style:style style:name="P14" style:family="paragraph" style:parent-style-name="Standard">
      <style:text-properties officeooo:rsid="000f591a" officeooo:paragraph-rsid="000f591a"/>
    </style:style>
    <style:style style:name="P15" style:family="paragraph" style:parent-style-name="Standard">
      <style:text-properties officeooo:rsid="00104f43" officeooo:paragraph-rsid="00104f43"/>
    </style:style>
    <style:style style:name="P16" style:family="paragraph" style:parent-style-name="Standard">
      <style:text-properties officeooo:rsid="00110769" officeooo:paragraph-rsid="00110769"/>
    </style:style>
    <style:style style:name="P17" style:family="paragraph" style:parent-style-name="Standard">
      <style:text-properties officeooo:rsid="00124e49" officeooo:paragraph-rsid="00124e49"/>
    </style:style>
    <style:style style:name="P18" style:family="paragraph" style:parent-style-name="Standard">
      <style:text-properties officeooo:rsid="00126a0d" officeooo:paragraph-rsid="00126a0d"/>
    </style:style>
    <style:style style:name="P19" style:family="paragraph" style:parent-style-name="Standard">
      <style:text-properties officeooo:rsid="0012c125" officeooo:paragraph-rsid="0012c125"/>
    </style:style>
    <style:style style:name="P20" style:family="paragraph" style:parent-style-name="Standard">
      <style:text-properties officeooo:rsid="0012ec6e" officeooo:paragraph-rsid="0012ec6e"/>
    </style:style>
    <style:style style:name="P21" style:family="paragraph" style:parent-style-name="Standard">
      <style:text-properties officeooo:rsid="00149dbc" officeooo:paragraph-rsid="00149dbc"/>
    </style:style>
    <style:style style:name="P22" style:family="paragraph" style:parent-style-name="Standard">
      <style:text-properties officeooo:rsid="0015e26f" officeooo:paragraph-rsid="0015e26f"/>
    </style:style>
    <style:style style:name="P23" style:family="paragraph" style:parent-style-name="Standard">
      <style:text-properties officeooo:rsid="00169593" officeooo:paragraph-rsid="00169593"/>
    </style:style>
    <style:style style:name="P24" style:family="paragraph" style:parent-style-name="Standard">
      <style:text-properties officeooo:rsid="00177d16" officeooo:paragraph-rsid="00177d16"/>
    </style:style>
    <style:style style:name="P25" style:family="paragraph" style:parent-style-name="Standard">
      <style:text-properties officeooo:rsid="001929b5" officeooo:paragraph-rsid="001929b5"/>
    </style:style>
    <style:style style:name="P26" style:family="paragraph" style:parent-style-name="Standard">
      <style:text-properties officeooo:rsid="001b1046" officeooo:paragraph-rsid="001b1046"/>
    </style:style>
    <style:style style:name="P27" style:family="paragraph" style:parent-style-name="Standard">
      <style:text-properties officeooo:rsid="001b1046" officeooo:paragraph-rsid="001b1046"/>
    </style:style>
    <style:style style:name="T1" style:family="text">
      <style:text-properties officeooo:rsid="000107f9"/>
    </style:style>
    <style:style style:name="T2" style:family="text">
      <style:text-properties officeooo:rsid="000644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"/><text:span text:style-name="T1">Some Late Z events:</text:span></text:p>
      <text:p text:style-name="Standard"/>
      <text:p text:style-name="P4">Dataset: AOD_UncleanedRecoveredHybridSC-Ntuple_In-DoubleElectron-Run2012C-22Jan2013-v1.root </text:p>
      <text:p text:style-name="P4"/>
      <text:p text:style-name="P4">Number of Events: 32768326 events</text:p>
      <text:p text:style-name="Standard"/>
      <text:p text:style-name="P5">1 ) <text:s/></text:p>
      <text:p text:style-name="P1">Delayed <text:span text:style-name="T2">Z event</text:span> has </text:p>
      <text:p text:style-name="P1">[ SclusEt1, SclusEt2 ]=: [50.9825 , 42.9968] </text:p>
      <text:p text:style-name="P1">Z Mass=: 94.8245 GeV <text:s text:c="2"/>And</text:p>
      <text:p text:style-name="P2">SClus1 has [ Eta1, Phi1] : = [ 2.45047 , -1.84409 ] And </text:p>
      <text:p text:style-name="P3">SClus2 has [ Eta2, Phi2 ] : = [ <text:s/>2.1273 ,1.35639 ] <text:s/>with </text:p>
      <text:p text:style-name="P3">times <text:s/>[ timeEle1, timeEle2 ]: <text:s/>[ 3.34349, 4.82094]</text:p>
      <text:p text:style-name="P1">From </text:p>
      <text:p text:style-name="P1">Event Id= 84222206.</text:p>
      <text:p text:style-name="P1">Run Number =: 199699</text:p>
      <text:p text:style-name="P1"/>
      <text:p text:style-name="P5">INTERESTING EVENTS!! </text:p>
      <text:p text:style-name="P5"><text:s/>Both electrons have Z mass: <text:s text:c="3"/>= 94.8245 GeV/c^{2} </text:p>
      <text:p text:style-name="P5"><text:s/>Electron 1 have (Et1, <text:s/>Arrival time) =: <text:s text:c="2"/>= (50.9825 , 3.34349 ) </text:p>
      <text:p text:style-name="P5"><text:s/>Electron 2 have (Et2, <text:s/>Arrival time) =: <text:s text:c="2"/>= (42.9968 , 4.82094 ) </text:p>
      <text:p text:style-name="P5"><text:s/>Run ID <text:s/>= 199699 </text:p>
      <text:p text:style-name="P5"><text:s/>Lumi Section = <text:s text:c="2"/>61 </text:p>
      <text:p text:style-name="P5"><text:s/>Event Number = 84222206 </text:p>
      <text:p text:style-name="P5"/>
      <text:p text:style-name="P5">2)</text:p>
      <text:p text:style-name="P5">Delayed Z event has</text:p>
      <text:p text:style-name="P5">[ SclusEt1, SclusEt2 ]=: [60.0927 , 34.5721] </text:p>
      <text:p text:style-name="P5">Z Mass=: 92.729 GeV And </text:p>
      <text:p text:style-name="P6">SClus1 has [ Eta1, Phi1 ] : = [ 2.24405 , -1.42882 ] And <text:s/></text:p>
      <text:p text:style-name="P6">SClus2 has [ Eta2, Phi2 ] : = [ <text:s/>2.79253 <text:s/>,2.12752 ] with </text:p>
      <text:p text:style-name="P6">times [ timeEle1, timeEle2 ]: <text:s/>[ 4.22296, 3.96542] <text:s/>From </text:p>
      <text:p text:style-name="P6">Event Id= 386620907 </text:p>
      <text:p text:style-name="P6">Run Number =: 199428</text:p>
      <text:p text:style-name="P5"/>
      <text:p text:style-name="P5">INTERESTING EVENTS!! </text:p>
      <text:p text:style-name="P5"><text:s/>Both electrons have Z mass: <text:s text:c="3"/>= 92.729 GeV/c^{2} </text:p>
      <text:p text:style-name="P5"><text:s/>Electron 1 have (Et1, <text:s/>Arrival time) =: <text:s text:c="2"/>= (60.0927 , 4.22296 ) </text:p>
      <text:p text:style-name="P5"><text:s/>Electron 2 have (Et2, <text:s/>Arrival time) =: <text:s text:c="2"/>= (34.5721 , 3.96542 ) </text:p>
      <text:p text:style-name="P5"><text:s/>Run ID <text:s/>= 199428 </text:p>
      <text:p text:style-name="P5"><text:s/>Lumi Section = <text:s/>305 </text:p>
      <text:p text:style-name="P5"><text:s/>Event Number = 386620907 </text:p>
      <text:p text:style-name="P5"/>
      <text:p text:style-name="P7">3)</text:p>
      <text:p text:style-name="P8">Delayed Z event <text:s/>has </text:p>
      <text:p text:style-name="P8">[ SclusEt1, SclusEt2 ]=: [91.8839 , 36.1735] </text:p>
      <text:p text:style-name="P8">Z Mass=: 119.343 GeV <text:s/>And </text:p>
      <text:p text:style-name="P8"><text:s/>SClus1 has [ Eta1, <text:s/>Phi1 ] : = [ -2.36571 ,1.20668 <text:s/>] And </text:p>
      <text:p text:style-name="P8"><text:soft-page-break/><text:s/>SClus2 has [Eta2, Phi2 ] : = [ -1.82624 ,-1.82078 ] with</text:p>
      <text:p text:style-name="P8"><text:s/>times [ timeEle1, timeEle2 ]: <text:s/>[ 4.50209, 4.36416]</text:p>
      <text:p text:style-name="P8">From Event Id= 259949416 </text:p>
      <text:p text:style-name="P8">From Run Number =: 199875 </text:p>
      <text:p text:style-name="P8"/>
      <text:p text:style-name="P7"><text:s/>INTERESTING EVENTS!! </text:p>
      <text:p text:style-name="P7"><text:s/>Both electrons have Z mass: <text:s text:c="3"/>= 119.343 GeV/c^{2} </text:p>
      <text:p text:style-name="P7"><text:s/>Electron 1 have (Et1, <text:s/>Arrival time) =: <text:s text:c="2"/>= (91.8839 , 4.50209 ) </text:p>
      <text:p text:style-name="P7"><text:s/>Electron 2 have (Et2, <text:s/>Arrival time) =: <text:s text:c="2"/>= (36.1735 , 4.36416 ) </text:p>
      <text:p text:style-name="P7"><text:s/>Run ID <text:s/>= 199875 </text:p>
      <text:p text:style-name="P7"><text:s/>Lumi Section = <text:s/>208 </text:p>
      <text:p text:style-name="P7"><text:s/>Event Number = 259949416 </text:p>
      <text:p text:style-name="P9"/>
      <text:p text:style-name="P9">4)</text:p>
      <text:p text:style-name="P9">Delayed <text:s/>Z event <text:s/>has</text:p>
      <text:p text:style-name="P9"><text:s/>[ SclusEt1, SclusEt2 ]=: [27.9035 , 21.8247] </text:p>
      <text:p text:style-name="P9"><text:s/>Z Mass=: 32.7554 GeV And <text:s/></text:p>
      <text:p text:style-name="P9">SClus1 has [ Eta1, Phi1 ] : = [ 1.0805 , -2.02354 ] And <text:s/></text:p>
      <text:p text:style-name="P9">SClus2 has [ Eta2 , Phi2 ] : = [ 0.195994 ,-3.02811 ] with </text:p>
      <text:p text:style-name="P9">times [ timeEle1, timeEle2 ]: <text:s/>[ 3.47175, 3.84802]</text:p>
      <text:p text:style-name="P9">From Event Id= 89957022</text:p>
      <text:p text:style-name="P9">From Run Number =: 199875</text:p>
      <text:p text:style-name="P9"/>
      <text:p text:style-name="P9">INTERESTING EVENTS!! </text:p>
      <text:p text:style-name="P9"><text:s/>Both electrons have Z mass: <text:s text:c="3"/>= 32.7554 GeV/c^{2} </text:p>
      <text:p text:style-name="P9"><text:s/>Electron 1 have (Et1, <text:s/>Arrival time) =: <text:s text:c="2"/>= (27.9035 , 3.47175 ) </text:p>
      <text:p text:style-name="P9"><text:s/>Electron 2 have (Et2, <text:s/>Arrival time) =: <text:s text:c="2"/>= (21.8247 , 3.84802 ) </text:p>
      <text:p text:style-name="P9"><text:s/>Run ID <text:s/>= 199875 </text:p>
      <text:p text:style-name="P9"><text:s/>Lumi Section = <text:s text:c="2"/>99 </text:p>
      <text:p text:style-name="P9"><text:s/>Event Number = 89957022 </text:p>
      <text:p text:style-name="P9"/>
      <text:p text:style-name="P10">5)</text:p>
      <text:p text:style-name="P11"/>
      <text:p text:style-name="P11">Delayed Z event has </text:p>
      <text:p text:style-name="P11">[ SclusEt1, SclusEt2 ]=: [24.8708 , 54.3501] </text:p>
      <text:p text:style-name="P11">Z Mass=: 77.1789 GeV And <text:s/></text:p>
      <text:p text:style-name="P11">SClus1 has [ Eta1, Phi1 ] : = [ -0.449767 ,-0.665635 ] And </text:p>
      <text:p text:style-name="P11"><text:s/>SClus2 has [ Eta2, Phi2 ] : = [ -1.55954 ,-2.78523 ] with </text:p>
      <text:p text:style-name="P11">times [ timeEle1, timeEle2 ]: <text:s/>[ 4.51647, 4.99023] </text:p>
      <text:p text:style-name="P11">From Event Id= 107172002</text:p>
      <text:p text:style-name="P11">From Run Number =: 199804</text:p>
      <text:p text:style-name="P11"/>
      <text:p text:style-name="P11">INTERESTING EVENTS!! </text:p>
      <text:p text:style-name="P11"><text:s/>Both electrons have Z mass: <text:s text:c="3"/>= 77.1789 GeV/c^{2} </text:p>
      <text:p text:style-name="P11"><text:s/>Electron 1 have (Et1, <text:s/>Arrival time) =: <text:s text:c="2"/>= (24.8708 , 4.51647 ) </text:p>
      <text:p text:style-name="P11"><text:s/>Electron 2 have (Et2, <text:s/>Arrival time) =: <text:s text:c="2"/>= (54.3501 , 4.99023 ) </text:p>
      <text:p text:style-name="P11"><text:s/>Run ID <text:s/>= 199804 </text:p>
      <text:p text:style-name="P11"><text:s/>Lumi Section = <text:s/>126 </text:p>
      <text:p text:style-name="P11"><text:s/>Event Number = 107172002 </text:p>
      <text:p text:style-name="P12"><text:soft-page-break/>6 ) </text:p>
      <text:p text:style-name="P12">Delayed Z event has </text:p>
      <text:p text:style-name="P12">[ SclusEt1, SclusEt2 ]=: [36.4617 , 24.0134] </text:p>
      <text:p text:style-name="P12">Z Mass=: 53.171 GeV And <text:s/></text:p>
      <text:p text:style-name="P12">SClus1 has [ Eta1,Phi1 <text:s/>] : = [ 2.18493 , 2.77559 ] And <text:s/></text:p>
      <text:p text:style-name="P12">SClus2 has [ Eta2, Phi2 ] : = [ 2.42938,0.580609 ]with </text:p>
      <text:p text:style-name="P12">times [ timeEle1, timeEle2 ]: <text:s/>[ 4.70648, 4.52777]</text:p>
      <text:p text:style-name="P12">From Event Id= 104004423..From Run Number =: 200228 </text:p>
      <text:p text:style-name="P12"/>
      <text:p text:style-name="P12">INTERESTING EVENTS!! </text:p>
      <text:p text:style-name="P12"><text:s/>Both electrons have Z mass: <text:s text:c="3"/>= 53.171 GeV/c^{2} </text:p>
      <text:p text:style-name="P12"><text:s/>Electron 1 have (Et1, <text:s/>Arrival time) =: <text:s text:c="2"/>= (36.4617 , 4.70648 ) </text:p>
      <text:p text:style-name="P12"><text:s/>Electron 2 have (Et2, <text:s/>Arrival time) =: <text:s text:c="2"/>= (24.0134 , 4.52777 ) </text:p>
      <text:p text:style-name="P12"><text:s/>Run ID <text:s/>= 200228 </text:p>
      <text:p text:style-name="P12"><text:s/>Lumi Section = <text:s/>114 </text:p>
      <text:p text:style-name="P12"><text:s/>Event Number = 104004423</text:p>
      <text:p text:style-name="P12"/>
      <text:p text:style-name="P13">7)</text:p>
      <text:p text:style-name="P13">Delayed Z event <text:s/>has</text:p>
      <text:p text:style-name="P13"><text:s/>[ SclusEt1, SclusEt2 ]=: [25.8833 , 26.8926] </text:p>
      <text:p text:style-name="P13">Z Mass=: 69.6215 GeV And <text:s/></text:p>
      <text:p text:style-name="P13">SClus1 has [ Eta1, Eta2 ] : = [ 0.546868 , 2.30794 ] And <text:s/></text:p>
      <text:p text:style-name="P13">SClus2 has [ Phi1, Phi2 ] : = [ 2.74166 ,0.662761 ]with</text:p>
      <text:p text:style-name="P13"><text:s/>times [ timeEle1, timeEle2 ]: <text:s/>[ 3.83567, 3.48236] </text:p>
      <text:p text:style-name="P13">From Event Id= 379878794..From Run Number =: 199960</text:p>
      <text:p text:style-name="P13"/>
      <text:p text:style-name="P13">INTERESTING EVENTS!! </text:p>
      <text:p text:style-name="P13"><text:s/>Both electrons have Z mass: <text:s text:c="3"/>= 69.6215 GeV/c^{2} </text:p>
      <text:p text:style-name="P13"><text:s/>Electron 1 have (Et1, <text:s/>Arrival time) =: <text:s text:c="2"/>= (25.8833 , 3.83567 ) </text:p>
      <text:p text:style-name="P13"><text:s/>Electron 2 have (Et2, <text:s/>Arrival time) =: <text:s text:c="2"/>= (26.8926 , 3.48236 ) </text:p>
      <text:p text:style-name="P13"><text:s/>Run ID <text:s/>= 199960 </text:p>
      <text:p text:style-name="P13"><text:s/>Lumi Section = <text:s/>313 </text:p>
      <text:p text:style-name="P13"><text:s/>Event Number = 379878794</text:p>
      <text:p text:style-name="P13"/>
      <text:p text:style-name="P14">8)</text:p>
      <text:p text:style-name="P14">Delayed Photon has [ SclusEt1, SclusEt2 ]=: [28.8881 , 49.7973] Z Mass=: 136.852 GeV From Event Id= 467934484..From Run Number =: 199699 And <text:s/>SClus1 has [ Eta1, Eta2 ] : = [ 0.108323 , 2.52035 ] And <text:s/>SClus2 has [ Phi1, Phi2 ] : = [ -2.91314 ,-0.252697 ]with times [ timeEle1, timeEle2 ]: [ 5.13197, 5.04054]</text:p>
      <text:p text:style-name="P14"/>
      <text:p text:style-name="P14"><text:s/>INTERESTING EVENTS!! </text:p>
      <text:p text:style-name="P14"><text:s/>Both electrons have Z mass: <text:s text:c="3"/>= 136.852 GeV/c^{2} </text:p>
      <text:p text:style-name="P14"><text:s/>Electron 1 have (Et1, <text:s/>Arrival time) =: <text:s text:c="2"/>= (28.8881 , 5.13197 ) </text:p>
      <text:p text:style-name="P14"><text:s/>Electron 2 have (Et2, <text:s/>Arrival time) =: <text:s text:c="2"/>= (49.7973 , 5.04054 ) </text:p>
      <text:p text:style-name="P14"><text:s/>Run ID <text:s/>= 199699 </text:p>
      <text:p text:style-name="P14"><text:s/>Lumi Section = <text:s/>396 </text:p>
      <text:p text:style-name="P14"><text:s/>Event Number = 467934484 </text:p>
      <text:p text:style-name="P14"/>
      <text:p text:style-name="P15"/>
      <text:p text:style-name="P15"><text:soft-page-break/>9)</text:p>
      <text:p text:style-name="P15">Delayed Z event has</text:p>
      <text:p text:style-name="P15"><text:s/>[ SclusEt1, SclusEt2 ]=: [33.443 , 25.7167] </text:p>
      <text:p text:style-name="P15">Z Mass=: 97.8786 GeV And <text:s/></text:p>
      <text:p text:style-name="P15">SClus1 has [ Eta1,Phi1 ] : = [ 1.33065 , <text:s/>0.863705] And </text:p>
      <text:p text:style-name="P15">SClus2 has [ Eta2, Phi2 ] : = [ -1.23908 ,0.881436 ] with </text:p>
      <text:p text:style-name="P15">times [ timeEle1, timeEle2 ]: <text:s/>[ 3.59333, 3.93581]</text:p>
      <text:p text:style-name="P15"><text:s/>From Event Id= 721589604..From Run Number =: 199699 </text:p>
      <text:p text:style-name="P15"/>
      <text:p text:style-name="P16">INTERESTING EVENTS!! </text:p>
      <text:p text:style-name="P16"><text:s/>Both electrons have Z mass: <text:s text:c="3"/>= 97.8786 GeV/c^{2} </text:p>
      <text:p text:style-name="P16"><text:s/>Electron 1 have (Et1, <text:s/>Arrival time) =: <text:s text:c="2"/>= (33.443 , 3.59333 ) </text:p>
      <text:p text:style-name="P16"><text:s/>Electron 2 have (Et2, <text:s/>Arrival time) =: <text:s text:c="2"/>= (25.7167 , 3.93581 ) </text:p>
      <text:p text:style-name="P16"><text:s/>Run ID <text:s/>= 199699 </text:p>
      <text:p text:style-name="P16"><text:s/>Lumi Section = <text:s/>622 </text:p>
      <text:p text:style-name="P16"><text:s/>Event Number = 721589604 </text:p>
      <text:p text:style-name="P16"/>
      <text:p text:style-name="P17">10)</text:p>
      <text:p text:style-name="P17">Delayed Z event has</text:p>
      <text:p text:style-name="P17"><text:s/>[ SclusEt1, SclusEt2 ]=: [51.9931 , 36.5588] </text:p>
      <text:p text:style-name="P17">Z Mass=: 89.7605 GeVAnd <text:s/></text:p>
      <text:p text:style-name="P17">SClus1 has [ Eta1, Phi1 ] : = [ -1.8295 , 0.920677 ] And <text:s/></text:p>
      <text:p text:style-name="P17">SClus2 has [ Eta2, Phi2 ] : = [ -2.38203,-1.94721 ]with</text:p>
      <text:p text:style-name="P17"><text:s/>times [ timeEle1, timeEle2 ]: <text:s/>[ 4.51129, 4.56221]</text:p>
      <text:p text:style-name="P17"><text:s/>From Event Id= 319142945 From Run Number =: 199703 </text:p>
      <text:p text:style-name="P17"/>
      <text:p text:style-name="P17">INTERESTING EVENTS!! </text:p>
      <text:p text:style-name="P17"><text:s/>Both electrons have Z mass: <text:s text:c="3"/>= 89.7605 GeV/c^{2} </text:p>
      <text:p text:style-name="P17"><text:s/>Electron 1 have (Et1, <text:s/>Arrival time) =: <text:s text:c="2"/>= (51.9931 , 4.51129 ) </text:p>
      <text:p text:style-name="P17"><text:s/>Electron 2 have (Et2, <text:s/>Arrival time) =: <text:s text:c="2"/>= (36.5588 , 4.56221 ) </text:p>
      <text:p text:style-name="P17"><text:s/>Run ID <text:s/>= 199703 </text:p>
      <text:p text:style-name="P17"><text:s/>Lumi Section = <text:s/>367 </text:p>
      <text:p text:style-name="P17"><text:s/>Event Number = 319142945</text:p>
      <text:p text:style-name="P17"/>
      <text:p text:style-name="P18">11)</text:p>
      <text:p text:style-name="P18">Delayed Z event has</text:p>
      <text:p text:style-name="P18"><text:s/>[ SclusEt1, SclusEt2 ]=: [22.3745 , 31.699]</text:p>
      <text:p text:style-name="P18"><text:s/>Z Mass=: 52.622 GeV <text:s/>And </text:p>
      <text:p text:style-name="P18"><text:s/>SClus1 has [Eta1, Eta2 ] : = [ 2.25651 ,2.77735 ] And </text:p>
      <text:p text:style-name="P18"><text:s/>SClus2 has [Phi1, Phi2 ] : = [ -2.57573 ,-0.0549929 ] with</text:p>
      <text:p text:style-name="P18"><text:s/>times [ timeEle1 , timeEle2 ]: <text:s/>[ -3.30318, -3.99583]</text:p>
      <text:p text:style-name="P18">From Event Id= 133710648..From Run Number =: 201692 </text:p>
      <text:p text:style-name="P18"/>
      <text:p text:style-name="P19">12)</text:p>
      <text:p text:style-name="P19">Delayed Z event has</text:p>
      <text:p text:style-name="P19"><text:s/>[ SclusEt1, SclusEt2 ]=: [31.1061 , 29.4429] </text:p>
      <text:p text:style-name="P19">Z Mass=: 89.7604 GeV And <text:s/></text:p>
      <text:p text:style-name="P19">SClus1 has [ Eta1, Phi1 ] : = [ 0.552038 , -0.467796 ] And <text:s/></text:p>
      <text:p text:style-name="P19">SClus2 has [ Eta2, Phi2 ] : = [ -1.34228 ,2.63835 ]with</text:p>
      <text:p text:style-name="P19"><text:soft-page-break/><text:s/>times [ timeEle1, timeEle2 ]: <text:s/>[ 4.04915, 3.94842]</text:p>
      <text:p text:style-name="P19">From Event Id= 318383184..From Run Number =: 199876 </text:p>
      <text:p text:style-name="P19"/>
      <text:p text:style-name="P20">INTERESTING EVENTS!! </text:p>
      <text:p text:style-name="P20"><text:s/>Both electrons have Z mass: <text:s text:c="3"/>= 89.7604 GeV/c^{2} </text:p>
      <text:p text:style-name="P20"><text:s/>Electron 1 have (Et1, <text:s/>Arrival time) =: <text:s text:c="2"/>= (31.1061 , 4.04915 ) </text:p>
      <text:p text:style-name="P20"><text:s/>Electron 2 have (Et2, <text:s/>Arrival time) =: <text:s text:c="2"/>= (29.4429 , 3.94842 ) </text:p>
      <text:p text:style-name="P20"><text:s/>Run ID <text:s/>= 199876 </text:p>
      <text:p text:style-name="P20"><text:s/>Lumi Section = <text:s/>276 </text:p>
      <text:p text:style-name="P20"><text:s/>Event Number = 318383184</text:p>
      <text:p text:style-name="P20"/>
      <text:p text:style-name="P21">13)</text:p>
      <text:p text:style-name="P21">Delayed Photon has [ SclusEt1, SclusEt2 ]=: [29.9684 , 49.4241] Z Mass=: 31.5914 GeV From Event Id= 635422279..From Run Number =: 199877 And <text:s/>SClus1 has [ Eta1, Eta2 ] : = [ 2.1165 , 2.90069 ] And <text:s/>SClus2 has [ Phi1, Phi2 ] : = [ 1.2271 ,1.39058 ]with times [ timeEle1, timeEle2 ]: <text:s/>[ 4.81919, 50.6054] </text:p>
      <text:p text:style-name="P21"/>
      <text:p text:style-name="P22">14)</text:p>
      <text:p text:style-name="P22">Delayed Z event has</text:p>
      <text:p text:style-name="P22"><text:s/>[ SclusEt1, SclusEt2 ]=: [40.4137 , 35.1832] </text:p>
      <text:p text:style-name="P22">Z Mass=: 80.4608 GeV And <text:s/></text:p>
      <text:p text:style-name="P22">SClus1 has [ Eta1, Eta2 ] : = [ -2.78625 , -2.04913 ] And </text:p>
      <text:p text:style-name="P22"><text:s/>SClus2 has [ Phi1, Phi2 ] : = [ 2.84639 ,-0.17135 ]with </text:p>
      <text:p text:style-name="P22">times [ timeEle1, timeEle2 ]: <text:s/>[ 3.65521, 4.73753]</text:p>
      <text:p text:style-name="P22">From Event Id= 193095924..From Run Number =: 200245</text:p>
      <text:p text:style-name="P22"/>
      <text:p text:style-name="P23">INTERESTING EVENTS!! </text:p>
      <text:p text:style-name="P23"><text:s/>Both electrons have Z mass: <text:s text:c="3"/>= 80.4608 GeV/c^{2} </text:p>
      <text:p text:style-name="P23"><text:s/>Electron 1 have (Et1, <text:s/>Arrival time) =: <text:s text:c="2"/>= (40.4137 , 3.65521 ) </text:p>
      <text:p text:style-name="P23"><text:s/>Electron 2 have (Et2, <text:s/>Arrival time) =: <text:s text:c="2"/>= (35.1832 , 4.73753 ) </text:p>
      <text:p text:style-name="P23"><text:s/>Run ID <text:s/>= 200245 </text:p>
      <text:p text:style-name="P23"><text:s/>Lumi Section = <text:s/>170 </text:p>
      <text:p text:style-name="P23"><text:s/>Event Number = 193095924</text:p>
      <text:p text:style-name="P23"/>
      <text:p text:style-name="P24">15)</text:p>
      <text:p text:style-name="P25">Delayed Photon has [ SclusEt1, SclusEt2 ]=: [48.5861 , 27.2826] Z Mass=: 72.8846 GeV From Event Id= 599241972..From Run Number =: 200519 And <text:s/>SClus1 has [ Eta1, Eta2 ] : = [ -2.67394 , -2.81267 ] And <text:s/>SClus2 has [ Phi1, Phi2 ] : = [ -1.08629 ,2.16384 ]with times [ timeEle1, timeEle2 ]: <text:s/>[ 50.1028, 50.0901]</text:p>
      <text:p text:style-name="P25"/>
      <text:p text:style-name="P25">16)</text:p>
      <text:p text:style-name="P26">Delayed Z event has</text:p>
      <text:p text:style-name="P26"><text:s/>[ SclusEt1, SclusEt2 ]=: [49.0237 , 31.6765] </text:p>
      <text:p text:style-name="P26">Z Mass=: 87.2385 GeV And <text:s/></text:p>
      <text:p text:style-name="P26">SClus1 has [ Eta1, Eta2 ] : = [ 0.107238 , 1.038 ] And <text:s/></text:p>
      <text:p text:style-name="P26">SClus2 has [ Phi1, Phi2 ] : = [ 0.238965 ,-2.72969 ]with </text:p>
      <text:p text:style-name="P26">times [ timeEle1, timeEle2 ]: <text:s/>[ 4.14964, 3.734]</text:p>
      <text:p text:style-name="P26">From Event Id= 392455787..From Run Number =: 200245</text:p>
      <text:p text:style-name="P26"/>
      <text:p text:style-name="P26"><text:soft-page-break/>INTERESTING EVENTS!! </text:p>
      <text:p text:style-name="P26"><text:s/>Both electrons have Z mass: <text:s text:c="3"/>= 87.2385 GeV/c^{2} </text:p>
      <text:p text:style-name="P26"><text:s/>Electron 1 have (Et1, <text:s/>Arrival time) =: <text:s text:c="2"/>= (49.0237 , 4.14964 ) </text:p>
      <text:p text:style-name="P26"><text:s/>Electron 2 have (Et2, <text:s/>Arrival time) =: <text:s text:c="2"/>= (31.6765 , 3.734 ) </text:p>
      <text:p text:style-name="P26"><text:s/>Run ID <text:s/>= 200245 </text:p>
      <text:p text:style-name="P26"><text:s/>Lumi Section = <text:s/>365 </text:p>
      <text:p text:style-name="P26"><text:s/>Event Number = 392455787 </text:p>
      <text:p text:style-name="P26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NSR </meta:initial-creator>
    <meta:creation-date>2015-08-14T12:18:52.937916397</meta:creation-date>
    <dc:date>2015-08-18T00:51:40.339211074</dc:date>
    <dc:creator>TENSR </dc:creator>
    <meta:editing-duration>PT4H52M10S</meta:editing-duration>
    <meta:editing-cycles>22</meta:editing-cycles>
    <meta:generator>LibreOffice/4.1.3.2$Linux_X86_64 LibreOffice_project/410m0$Build-2</meta:generator>
    <meta:document-statistic meta:table-count="0" meta:image-count="0" meta:object-count="0" meta:page-count="6" meta:paragraph-count="210" meta:word-count="1552" meta:character-count="8588" meta:non-whitespace-character-count="6788"/>
  </office:meta>
</office:document-meta>
</file>